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b16f" officeooo:paragraph-rsid="0008b16f"/>
    </style:style>
    <style:style style:name="P2" style:family="paragraph" style:parent-style-name="Standard">
      <style:text-properties officeooo:rsid="00098bdb" officeooo:paragraph-rsid="00098bdb"/>
    </style:style>
    <style:style style:name="P3" style:family="paragraph" style:parent-style-name="Standard">
      <style:text-properties officeooo:rsid="000c182a" officeooo:paragraph-rsid="000c182a"/>
    </style:style>
    <style:style style:name="P4" style:family="paragraph" style:parent-style-name="Standard">
      <style:text-properties officeooo:rsid="00182864" officeooo:paragraph-rsid="000c3ae8"/>
    </style:style>
    <style:style style:name="P5" style:family="paragraph" style:parent-style-name="Standard">
      <style:text-properties officeooo:rsid="0025eabe" officeooo:paragraph-rsid="000c3ae8"/>
    </style:style>
    <style:style style:name="P6" style:family="paragraph" style:parent-style-name="Standard">
      <style:text-properties officeooo:rsid="0008b16f" officeooo:paragraph-rsid="000fa662"/>
    </style:style>
    <style:style style:name="P7" style:family="paragraph" style:parent-style-name="Standard">
      <style:text-properties officeooo:rsid="0008b16f" officeooo:paragraph-rsid="0008b16f"/>
    </style:style>
    <style:style style:name="P8" style:family="paragraph" style:parent-style-name="Standard">
      <style:text-properties officeooo:rsid="0008b16f" officeooo:paragraph-rsid="0010d582"/>
    </style:style>
    <style:style style:name="P9" style:family="paragraph" style:parent-style-name="Standard">
      <style:text-properties officeooo:rsid="0008b16f" officeooo:paragraph-rsid="001545a3"/>
    </style:style>
    <style:style style:name="P10" style:family="paragraph" style:parent-style-name="Standard">
      <style:text-properties officeooo:rsid="0008b16f" officeooo:paragraph-rsid="0015dfdd"/>
    </style:style>
    <style:style style:name="P11" style:family="paragraph" style:parent-style-name="Standard">
      <style:text-properties officeooo:rsid="000fa662" officeooo:paragraph-rsid="000fa662"/>
    </style:style>
    <style:style style:name="P12" style:family="paragraph" style:parent-style-name="Standard">
      <style:text-properties officeooo:rsid="000fa662" officeooo:paragraph-rsid="0010d582"/>
    </style:style>
    <style:style style:name="P13" style:family="paragraph" style:parent-style-name="Standard">
      <style:text-properties officeooo:rsid="000fa662" officeooo:paragraph-rsid="001545a3"/>
    </style:style>
    <style:style style:name="P14" style:family="paragraph" style:parent-style-name="Standard">
      <style:text-properties officeooo:rsid="000fa662" officeooo:paragraph-rsid="0015dfdd"/>
    </style:style>
    <style:style style:name="P15" style:family="paragraph" style:parent-style-name="Standard">
      <style:text-properties officeooo:rsid="001545a3" officeooo:paragraph-rsid="001545a3"/>
    </style:style>
    <style:style style:name="P16" style:family="paragraph" style:parent-style-name="Standard">
      <style:text-properties officeooo:rsid="001a7005" officeooo:paragraph-rsid="001a7005"/>
    </style:style>
    <style:style style:name="P17" style:family="paragraph">
      <style:paragraph-properties fo:text-align="center"/>
    </style:style>
    <style:style style:name="T1" style:family="text">
      <style:text-properties officeooo:rsid="000c182a"/>
    </style:style>
    <style:style style:name="T2" style:family="text">
      <style:text-properties officeooo:rsid="0025eabe"/>
    </style:style>
    <style:style style:name="T3" style:family="text">
      <style:text-properties officeooo:rsid="002d57fd"/>
    </style:style>
    <style:style style:name="T4" style:family="text">
      <style:text-properties officeooo:rsid="000c3ae8"/>
    </style:style>
    <style:style style:name="T5" style:family="text">
      <style:text-properties officeooo:rsid="0010d582"/>
    </style:style>
    <style:style style:name="T6" style:family="text">
      <style:text-properties officeooo:rsid="001545a3"/>
    </style:style>
    <style:style style:name="T7" style:family="text">
      <style:text-properties officeooo:rsid="0015dfdd"/>
    </style:style>
    <style:style style:name="T8" style:family="text">
      <style:text-properties fo:color="#000000" style:font-name="Linux Biolinum G" fo:font-size="12pt" fo:font-style="normal" fo:font-weight="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style:style style:name="gr1" style:family="graphic">
      <style:graphic-properties draw:stroke="solid" draw:stroke-dash="Dashed_20__28_var_29__20_5" svg:stroke-width="0pt" svg:stroke-color="#000000" svg:stroke-opacity="0%" draw:stroke-linejoin="miter" draw:fill-color="#00cc00" draw:opacity="0%" draw:textarea-horizontal-align="center" draw:textarea-vertical-align="middle" fo:padding-top="0pt" fo:padding-bottom="0pt" fo:padding-left="0pt" fo:padding-right="0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5" svg:stroke-width="2.01pt" svg:stroke-color="#000000" svg:stroke-opacity="75%" draw:stroke-linejoin="miter" draw:fill-color="#00cc00" draw:opacity="50%" draw:textarea-horizontal-align="center" draw:textarea-vertical-align="middle" fo:padding-top="0.99pt" fo:padding-bottom="0.99pt" fo:padding-left="0.99pt" fo:padding-right="0.99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tyle:run-through="background" style:vertical-pos="from-top" style:vertical-rel="page" style:horizontal-pos="from-left" style:horizontal-rel="paragraph"/>
    </style:style>
    <style:style style:name="gr4" style:family="graphic">
      <style:graphic-properties draw:stroke="solid" draw:stroke-dash="Dashed_20__28_var_29__20_4" svg:stroke-width="2.01pt" svg:stroke-color="#000000" svg:stroke-opacity="100%" draw:stroke-linejoin="round" svg:stroke-linecap="butt" draw:textarea-horizontal-align="center" draw:textarea-vertical-align="middle" fo:padding-top="0.99pt" fo:padding-bottom="0.99pt" fo:padding-left="0.99pt" fo:padding-right="0.99pt" style:run-through="background"/>
    </style:style>
    <style:style style:name="gr5" style:family="graphic">
      <style:graphic-properties draw:stroke="none" draw:stroke-dash="Dashed_20__28_var_29__20_4" svg:stroke-width="2.01pt" svg:stroke-color="#000000" svg:stroke-opacity="0%" draw:stroke-linejoin="round" svg:stroke-linecap="butt" draw:fill="none" draw:fill-color="#000000" draw:opacity="100%" draw:textarea-horizontal-align="center" draw:textarea-vertical-align="middle" style:run-through="background"/>
    </style:style>
    <style:style style:name="gr6" style:family="graphic">
      <style:graphic-properties draw:stroke="dash" draw:stroke-dash="Dashed_20__28_var_29__20_8" svg:stroke-width="0pt" svg:stroke-color="#000000" draw:marker-start="Arrowheads_20_1" draw:marker-start-width="2.01pt" draw:marker-start-center="true" svg:stroke-opacity="100%" draw:stroke-linejoin="round" svg:stroke-linecap="butt" draw:textarea-horizontal-align="center" draw:textarea-vertical-align="middle" style:run-through="background"/>
    </style:style>
    <style:style style:name="gr7" style:family="graphic">
      <style:graphic-properties draw:stroke="dash" draw:stroke-dash="Dashed_20__28_var_29__20_9" svg:stroke-width="2.01pt" svg:stroke-color="#000000" svg:stroke-opacity="100%" draw:stroke-linejoin="round" svg:stroke-linecap="butt" draw:textarea-horizontal-align="center" draw:textarea-vertical-align="middle" fo:padding-top="0.99pt" fo:padding-bottom="0.99pt" fo:padding-left="0.99pt" fo:padding-right="0.99pt"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1" draw:z-index="0" draw:name="turtle" draw:style-name="gr1" draw:text-style-name="P17" drawooo:display="printer" svg:width="0pt" svg:height="0pt" svg:x="297.44pt" svg:y="620.76pt" svg:viewBox="0 0 0 0" draw:points="0,0">
        <text:p/>
      </draw:polygon>
      <draw:polygon text:anchor-type="page" text:anchor-page-number="0" draw:z-index="1" draw:name="turtle" draw:style-name="gr2" draw:text-style-name="P17" drawooo:display="printer" svg:width="0pt" svg:height="0pt" svg:x="296.16pt" svg:y="479.45pt" svg:viewBox="0 0 0 0" draw:points="0,0">
        <text:p/>
      </draw:polygon>
      <draw:g text:anchor-type="page" text:anchor-page-number="0" draw:z-index="2" draw:style-name="gr3">
        <draw:line draw:style-name="gr4" draw:text-style-name="P17" svg:x1="296.19pt" svg:y1="419.47pt" svg:x2="396.2pt" svg:y2="419.47pt">
          <text:p/>
        </draw:line>
        <draw:rect draw:style-name="gr5" draw:text-style-name="P17" svg:width="103.18pt" svg:height="14.06pt" svg:x="404.59pt" svg:y="412.41pt">
          <text:p><text:span text:style-name="T8">PENSTYLE "solid"</text:span></text:p>
        </draw:rect>
        <draw:path draw:style-name="gr6" draw:text-style-name="P17" svg:width="100.32pt" svg:height="0.31pt" svg:x="296.19pt" svg:y="439.51pt" svg:viewBox="0 0 3540 12" svg:d="M0 0M0 0l12 12M141 0l12 12M282 0l13 12M423 0l13 12M564 0l13 12M706 0l12 12M847 0l12 12M988 0l12 12M1129 0l12 12M1270 0l12 12M1411 0l12 12M1552 0l13 12M1693 0l13 12M1834 0l13 12M1976 0l12 12M2117 0l12 12M2258 0l12 12M2399 0l12 12M2540 0l12 12M2681 0l12 12M2822 0l13 12M2963 0l13 12M3104 0l13 12M3246 0l12 12M3387 0l12 12M3528 0l12 12">
          <text:p/>
        </draw:path>
        <draw:rect draw:style-name="gr5" draw:text-style-name="P17" svg:width="114.66pt" svg:height="14.06pt" svg:x="403.85pt" svg:y="432.45pt">
          <text:p><text:span text:style-name="T8">PENSTYLE "dotted"</text:span></text:p>
        </draw:rect>
        <draw:line draw:style-name="gr7" draw:text-style-name="P17" svg:x1="296.19pt" svg:y1="459.47pt" svg:x2="396.2pt" svg:y2="459.47pt">
          <text:p/>
        </draw:line>
        <draw:rect draw:style-name="gr5" draw:text-style-name="P17" svg:width="119.11pt" svg:height="14.06pt" svg:x="402.63pt" svg:y="452.47pt">
          <text:p><text:span text:style-name="T8">PENSTYLE "dashed"</text:span></text:p>
        </draw:rect>
      </draw:g>
      <text:p text:style-name="P4">; <text:s/><text:span text:style-name="T2">FIGURA 4</text:span></text:p>
      <text:p text:style-name="P5">; <text:span text:style-name="T4">Esempi di spessore del tratto</text:span></text:p>
      <text:p text:style-name="P4">; <text:span text:style-name="T3">Versione 1.</text:span></text:p>
      <text:p text:style-name="P4">; <text:span text:style-name="T3">A.R. Formiconi</text:span></text:p>
      <text:p text:style-name="P4">; <text:span text:style-name="T3">25 luglio 2016</text:span></text:p>
      <text:p text:style-name="P4"/>
      <text:p text:style-name="P4">; <text:span text:style-name="T4">In questo esempio si illustra l'impiego dell'istruzione REPEAT, per realizzare i “cicli” (“loop”)</text:span></text:p>
      <text:p text:style-name="P4"/>
      <text:p text:style-name="P1">CLEARSCREEN</text:p>
      <text:p text:style-name="P1">HOME</text:p>
      <text:p text:style-name="P1">RIGHT 90</text:p>
      <text:p text:style-name="P1">PENCOLOR “BLACK”</text:p>
      <text:p text:style-name="P16">PENWIDTH 2</text:p>
      <text:p text:style-name="P1"/>
      <text:p text:style-name="P11">PENSTYLE “solid”</text:p>
      <text:p text:style-name="P11">FORWARD 100</text:p>
      <text:p text:style-name="P6"><text:span text:style-name="T1">PENUP FORWARD 60</text:span></text:p>
      <text:p text:style-name="P6"><text:span text:style-name="T1">HEADING 0h</text:span></text:p>
      <text:p text:style-name="P6">LABEL <text:s/>“<text:span text:style-name="T1">PENSTYLE "solid"”</text:span> </text:p>
      <text:p text:style-name="P6"><text:span text:style-name="T1">HEADING 3h</text:span></text:p>
      <text:p text:style-name="P6"><text:span text:style-name="T1">BACK 60</text:span></text:p>
      <text:p text:style-name="P6">PENUP</text:p>
      <text:p text:style-name="P6">RIGHT 90</text:p>
      <text:p text:style-name="P6">FORWARD 20</text:p>
      <text:p text:style-name="P6">RIGHT 90</text:p>
      <text:p text:style-name="P6">FORWARD 100</text:p>
      <text:p text:style-name="P6">LEFT 180</text:p>
      <text:p text:style-name="P6">PENDOWN</text:p>
      <text:p text:style-name="P13"/>
      <text:p text:style-name="P13">PENSTYLE “<text:span text:style-name="T6">dotted</text:span>”</text:p>
      <text:p text:style-name="P13">FORWARD 100</text:p>
      <text:p text:style-name="P15">PENSTYLE “solid”</text:p>
      <text:p text:style-name="P9"><text:span text:style-name="T1">PENUP FORWARD 65</text:span></text:p>
      <text:p text:style-name="P9"><text:span text:style-name="T1">HEADING 0h</text:span></text:p>
      <text:p text:style-name="P9">LABEL <text:s/>“<text:span text:style-name="T1">PENSTYLE "dotted"”</text:span></text:p>
      <text:p text:style-name="P9"><text:span text:style-name="T1">HEADING 3h</text:span></text:p>
      <text:p text:style-name="P9"><text:span text:style-name="T1">BACK 65</text:span></text:p>
      <text:p text:style-name="P9">PENUP</text:p>
      <text:p text:style-name="P9">RIGHT 90</text:p>
      <text:p text:style-name="P9">FORWARD 20</text:p>
      <text:p text:style-name="P9">RIGHT 90</text:p>
      <text:p text:style-name="P9">FORWARD 100</text:p>
      <text:p text:style-name="P9">LEFT 180</text:p>
      <text:p text:style-name="P9">PENDOWN</text:p>
      <text:p text:style-name="P9"/>
      <text:p text:style-name="P12">PENSTYLE “<text:span text:style-name="T5">dashe</text:span>d”</text:p>
      <text:p text:style-name="P12">FORWARD 100</text:p>
      <text:p text:style-name="P8"><text:span text:style-name="T1">PENUP FORWARD 66</text:span></text:p>
      <text:p text:style-name="P8"><text:span text:style-name="T1">HEADING 0h</text:span></text:p>
      <text:p text:style-name="P8">LABEL <text:s/>“<text:span text:style-name="T1">PENSTYLE "dashed"”</text:span> </text:p>
      <text:p text:style-name="P8"><text:span text:style-name="T1">HEADING 3h</text:span></text:p>
      <text:p text:style-name="P8"><text:span text:style-name="T1">BACK 66</text:span></text:p>
      <text:p text:style-name="P8"><text:soft-page-break/>PENUP</text:p>
      <text:p text:style-name="P8">RIGHT 90</text:p>
      <text:p text:style-name="P8">FORWARD 20</text:p>
      <text:p text:style-name="P8">RIGHT 90</text:p>
      <text:p text:style-name="P8">FORWARD 100</text:p>
      <text:p text:style-name="P8">LEFT 180</text:p>
      <text:p text:style-name="P8">PENDOWN</text:p>
      <text:p text:style-name="P8"/>
      <text:p text:style-name="P10"/>
      <text:p text:style-name="P1"/>
      <text:p text:style-name="P3">HIDETURTLE</text:p>
      <text:p text:style-name="P1"/>
      <text:p text:style-name="P2"><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600 -600 1200 1200" svg:d="M0 600l117-12 113-34 103-55 91-75 75-91 55-103 34-113 12-117-12-117-34-113-55-103-75-91-91-75-103-55-113-34-117-12-117 12-113 34-103 55-91 75-75 91-55 103-34 113-12 117 12 117 34 113 55 103 75 91 91 75 103 55 113 34"/>
    <draw:stroke-dash draw:name="Dashed_20__28_var_29__20_10" draw:display-name="Dashed (var) 10" draw:style="rect" draw:dots1="3" draw:dots1-length="57%" draw:dots2="2" draw:dots2-length="227%" draw:distance="113%"/>
    <draw:stroke-dash draw:name="Dashed_20__28_var_29__20_4" draw:display-name="Dashed (var) 4" draw:style="rect" draw:dots1="1" draw:distance="0pt"/>
    <draw:stroke-dash draw:name="Dashed_20__28_var_29__20_5" draw:display-name="Dashed (var) 5" draw:style="rect" draw:dots2="1" draw:dots2-length="0.57pt" draw:distance="0.57pt"/>
    <draw:stroke-dash draw:name="Dashed_20__28_var_29__20_8" draw:display-name="Dashed (var) 8" draw:style="rect" draw:dots1="1" draw:dots1-length="0.03pt" draw:distance="2834.65pt"/>
    <draw:stroke-dash draw:name="Dashed_20__28_var_29__20_9" draw:display-name="Dashed (var) 9" draw:style="rect" draw:dots2="1" draw:dots2-length="2.83pt" draw:distance="2.83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18:45:01.238077953</meta:creation-date>
    <dc:title>template-default</dc:title>
    <meta:generator>LibreOffice/4.2.8.2$Linux_x86 LibreOffice_project/420m0$Build-2</meta:generator>
    <meta:editing-duration>PT6H3M29S</meta:editing-duration>
    <meta:editing-cycles>10</meta:editing-cycles>
    <dc:date>2016-07-30T19:25:13.756366553</dc:date>
    <meta:document-statistic meta:table-count="0" meta:image-count="0" meta:object-count="0" meta:page-count="2" meta:paragraph-count="56" meta:word-count="128" meta:character-count="724" meta:non-whitespace-character-count="644"/>
    <meta:template xlink:type="simple" xlink:actuate="onRequest" xlink:title="template-default" xlink:href="../../../.config/libreoffice/4/user/template/template-default.ott" meta:date="2016-07-25T18:45:00.878220386"/>
  </office:meta>
</office:document-meta>
</file>